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ce3"/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column table:style-name="co1" table:default-cell-style-name="ce3"/>
        <table:table-row table:style-name="ro1" table:number-rows-repeated="3">
          <table:table-cell/>
          <table:table-cell table:style-name="Default" table:number-columns-repeated="10"/>
        </table:table-row>
        <table:table-row table:style-name="ro1">
          <table:table-cell/>
          <table:table-cell office:value-type="string" calcext:value-type="string">
            <text:p>SPEED UP</text:p>
          </table:table-cell>
          <table:table-cell/>
          <table:table-cell office:value-type="string" calcext:value-type="string">
            <text:p>block</text:p>
          </table:table-cell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number-columns-repeated="2"/>
          <table:table-cell office:value-type="string" calcext:value-type="string">
            <text:p>Tseq</text:p>
          </table:table-cell>
          <table:table-cell office:value-type="string" calcext:value-type="string">
            <text:p>stl</text:p>
          </table:table-cell>
          <table:table-cell table:style-name="ce2"/>
          <table:table-cell office:value-type="string" calcext:value-type="string">
            <text:p>ff</text:p>
          </table:table-cell>
          <table:table-cell table:style-name="ce2"/>
          <table:table-cell office:value-type="string" calcext:value-type="string">
            <text:p>omp</text:p>
          </table:table-cell>
          <table:table-cell table:style-name="ce2"/>
          <table:table-cell office:value-type="string" calcext:value-type="string">
            <text:p>cilk</text:p>
          </table:table-cell>
          <table:table-cell table:style-name="ce2"/>
        </table:table-row>
        <table:table-row table:style-name="ro1">
          <table:table-cell table:number-columns-repeated="2"/>
          <table:table-cell office:value-type="float" office:value="1565" calcext:value-type="float">
            <text:p>1565</text:p>
          </table:table-cell>
          <table:table-cell office:value-type="float" office:value="1571" calcext:value-type="float">
            <text:p>1571</text:p>
          </table:table-cell>
          <table:table-cell table:formula="of:= [.$C$6]/[.D6]" office:value-type="float" office:value="0.99618077657543" calcext:value-type="float">
            <text:p>0.99618077657543</text:p>
          </table:table-cell>
          <table:table-cell office:value-type="float" office:value="1670" calcext:value-type="float">
            <text:p>1670</text:p>
          </table:table-cell>
          <table:table-cell table:formula="of:= [.$C$6]/[.F6]" office:value-type="float" office:value="0.937125748502994" calcext:value-type="float">
            <text:p>0.937125748502994</text:p>
          </table:table-cell>
          <table:table-cell office:value-type="float" office:value="1555" calcext:value-type="float">
            <text:p>1555</text:p>
          </table:table-cell>
          <table:table-cell table:formula="of:= [.$C$6]/[.H6]" office:value-type="float" office:value="1.0064308681672" calcext:value-type="float">
            <text:p>1.0064308681672</text:p>
          </table:table-cell>
          <table:table-cell office:value-type="float" office:value="1560" calcext:value-type="float">
            <text:p>1560</text:p>
          </table:table-cell>
          <table:table-cell table:formula="of:= [.$C$6]/[.J6]" office:value-type="float" office:value="1.00320512820513" calcext:value-type="float">
            <text:p>1.00320512820513</text:p>
          </table:table-cell>
        </table:table-row>
        <table:table-row table:style-name="ro1">
          <table:table-cell table:number-columns-repeated="3"/>
          <table:table-cell office:value-type="float" office:value="1176" calcext:value-type="float">
            <text:p>1176</text:p>
          </table:table-cell>
          <table:table-cell table:formula="of:= [.$C$6]/[.D7]" office:value-type="float" office:value="1.33078231292517" calcext:value-type="float">
            <text:p>1.33078231292517</text:p>
          </table:table-cell>
          <table:table-cell office:value-type="float" office:value="1245" calcext:value-type="float">
            <text:p>1245</text:p>
          </table:table-cell>
          <table:table-cell table:formula="of:= [.$C$6]/[.F7]" office:value-type="float" office:value="1.2570281124498" calcext:value-type="float">
            <text:p>1.2570281124498</text:p>
          </table:table-cell>
          <table:table-cell office:value-type="float" office:value="1169" calcext:value-type="float">
            <text:p>1169</text:p>
          </table:table-cell>
          <table:table-cell table:formula="of:= [.$C$6]/[.H7]" office:value-type="float" office:value="1.33875106928999" calcext:value-type="float">
            <text:p>1.33875106928999</text:p>
          </table:table-cell>
          <table:table-cell office:value-type="float" office:value="1178" calcext:value-type="float">
            <text:p>1178</text:p>
          </table:table-cell>
          <table:table-cell table:formula="of:= [.$C$6]/[.J7]" office:value-type="float" office:value="1.32852292020374" calcext:value-type="float">
            <text:p>1.32852292020374</text:p>
          </table:table-cell>
        </table:table-row>
        <table:table-row table:style-name="ro1">
          <table:table-cell table:number-columns-repeated="3"/>
          <table:table-cell office:value-type="float" office:value="609" calcext:value-type="float">
            <text:p>609</text:p>
          </table:table-cell>
          <table:table-cell table:formula="of:= [.$C$6]/[.D8]" office:value-type="float" office:value="2.56978653530378" calcext:value-type="float">
            <text:p>2.56978653530378</text:p>
          </table:table-cell>
          <table:table-cell office:value-type="float" office:value="711" calcext:value-type="float">
            <text:p>711</text:p>
          </table:table-cell>
          <table:table-cell table:formula="of:= [.$C$6]/[.F8]" office:value-type="float" office:value="2.20112517580872" calcext:value-type="float">
            <text:p>2.20112517580872</text:p>
          </table:table-cell>
          <table:table-cell office:value-type="float" office:value="601" calcext:value-type="float">
            <text:p>601</text:p>
          </table:table-cell>
          <table:table-cell table:formula="of:= [.$C$6]/[.H8]" office:value-type="float" office:value="2.60399334442596" calcext:value-type="float">
            <text:p>2.60399334442596</text:p>
          </table:table-cell>
          <table:table-cell office:value-type="float" office:value="623" calcext:value-type="float">
            <text:p>623</text:p>
          </table:table-cell>
          <table:table-cell table:formula="of:= [.$C$6]/[.J8]" office:value-type="float" office:value="2.51203852327448" calcext:value-type="float">
            <text:p>2.51203852327448</text:p>
          </table:table-cell>
        </table:table-row>
        <table:table-row table:style-name="ro1">
          <table:table-cell table:number-columns-repeated="3"/>
          <table:table-cell office:value-type="float" office:value="322" calcext:value-type="float">
            <text:p>322</text:p>
          </table:table-cell>
          <table:table-cell table:formula="of:= [.$C$6]/[.D9]" office:value-type="float" office:value="4.86024844720497" calcext:value-type="float">
            <text:p>4.86024844720497</text:p>
          </table:table-cell>
          <table:table-cell office:value-type="float" office:value="399" calcext:value-type="float">
            <text:p>399</text:p>
          </table:table-cell>
          <table:table-cell table:formula="of:= [.$C$6]/[.F9]" office:value-type="float" office:value="3.92230576441103" calcext:value-type="float">
            <text:p>3.92230576441103</text:p>
          </table:table-cell>
          <table:table-cell office:value-type="float" office:value="330" calcext:value-type="float">
            <text:p>330</text:p>
          </table:table-cell>
          <table:table-cell table:formula="of:= [.$C$6]/[.H9]" office:value-type="float" office:value="4.74242424242424" calcext:value-type="float">
            <text:p>4.74242424242424</text:p>
          </table:table-cell>
          <table:table-cell office:value-type="float" office:value="541" calcext:value-type="float">
            <text:p>541</text:p>
          </table:table-cell>
          <table:table-cell table:formula="of:= [.$C$6]/[.J9]" office:value-type="float" office:value="2.89279112754159" calcext:value-type="float">
            <text:p>2.89279112754159</text:p>
          </table:table-cell>
        </table:table-row>
        <table:table-row table:style-name="ro1">
          <table:table-cell table:number-columns-repeated="3"/>
          <table:table-cell office:value-type="float" office:value="181" calcext:value-type="float">
            <text:p>181</text:p>
          </table:table-cell>
          <table:table-cell table:formula="of:= [.$C$6]/[.D10]" office:value-type="float" office:value="8.646408839779" calcext:value-type="float">
            <text:p>8.646408839779</text:p>
          </table:table-cell>
          <table:table-cell office:value-type="float" office:value="252" calcext:value-type="float">
            <text:p>252</text:p>
          </table:table-cell>
          <table:table-cell table:formula="of:= [.$C$6]/[.F10]" office:value-type="float" office:value="6.21031746031746" calcext:value-type="float">
            <text:p>6.21031746031746</text:p>
          </table:table-cell>
          <table:table-cell office:value-type="float" office:value="179" calcext:value-type="float">
            <text:p>179</text:p>
          </table:table-cell>
          <table:table-cell table:formula="of:= [.$C$6]/[.H10]" office:value-type="float" office:value="8.74301675977654" calcext:value-type="float">
            <text:p>8.74301675977654</text:p>
          </table:table-cell>
          <table:table-cell office:value-type="float" office:value="483" calcext:value-type="float">
            <text:p>483</text:p>
          </table:table-cell>
          <table:table-cell table:formula="of:= [.$C$6]/[.J10]" office:value-type="float" office:value="3.24016563146998" calcext:value-type="float">
            <text:p>3.24016563146998</text:p>
          </table:table-cell>
        </table:table-row>
        <table:table-row table:style-name="ro1">
          <table:table-cell table:number-columns-repeated="3"/>
          <table:table-cell office:value-type="float" office:value="124" calcext:value-type="float">
            <text:p>124</text:p>
          </table:table-cell>
          <table:table-cell table:formula="of:= [.$C$6]/[.D11]" office:value-type="float" office:value="12.6209677419355" calcext:value-type="float">
            <text:p>12.6209677419355</text:p>
          </table:table-cell>
          <table:table-cell office:value-type="float" office:value="190" calcext:value-type="float">
            <text:p>190</text:p>
          </table:table-cell>
          <table:table-cell table:formula="of:= [.$C$6]/[.F11]" office:value-type="float" office:value="8.23684210526316" calcext:value-type="float">
            <text:p>8.23684210526316</text:p>
          </table:table-cell>
          <table:table-cell office:value-type="float" office:value="121" calcext:value-type="float">
            <text:p>121</text:p>
          </table:table-cell>
          <table:table-cell table:formula="of:= [.$C$6]/[.H11]" office:value-type="float" office:value="12.9338842975207" calcext:value-type="float">
            <text:p>12.9338842975207</text:p>
          </table:table-cell>
          <table:table-cell office:value-type="float" office:value="343" calcext:value-type="float">
            <text:p>343</text:p>
          </table:table-cell>
          <table:table-cell table:formula="of:= [.$C$6]/[.J11]" office:value-type="float" office:value="4.56268221574344" calcext:value-type="float">
            <text:p>4.56268221574344</text:p>
          </table:table-cell>
        </table:table-row>
        <table:table-row table:style-name="ro1">
          <table:table-cell table:number-columns-repeated="3"/>
          <table:table-cell office:value-type="float" office:value="119" calcext:value-type="float">
            <text:p>119</text:p>
          </table:table-cell>
          <table:table-cell table:formula="of:= [.$C$6]/[.D12]" office:value-type="float" office:value="13.1512605042017" calcext:value-type="float">
            <text:p>13.1512605042017</text:p>
          </table:table-cell>
          <table:table-cell office:value-type="float" office:value="201" calcext:value-type="float">
            <text:p>201</text:p>
          </table:table-cell>
          <table:table-cell table:formula="of:= [.$C$6]/[.F12]" office:value-type="float" office:value="7.78606965174129" calcext:value-type="float">
            <text:p>7.78606965174129</text:p>
          </table:table-cell>
          <table:table-cell office:value-type="float" office:value="117" calcext:value-type="float">
            <text:p>117</text:p>
          </table:table-cell>
          <table:table-cell table:formula="of:= [.$C$6]/[.H12]" office:value-type="float" office:value="13.3760683760684" calcext:value-type="float">
            <text:p>13.3760683760684</text:p>
          </table:table-cell>
          <table:table-cell office:value-type="float" office:value="286" calcext:value-type="float">
            <text:p>286</text:p>
          </table:table-cell>
          <table:table-cell table:formula="of:= [.$C$6]/[.J12]" office:value-type="float" office:value="5.47202797202797" calcext:value-type="float">
            <text:p>5.47202797202797</text:p>
          </table:table-cell>
        </table:table-row>
        <table:table-row table:style-name="ro1">
          <table:table-cell table:number-columns-repeated="3"/>
          <table:table-cell office:value-type="float" office:value="119" calcext:value-type="float">
            <text:p>119</text:p>
          </table:table-cell>
          <table:table-cell table:formula="of:= [.$C$6]/[.D13]" office:value-type="float" office:value="13.1512605042017" calcext:value-type="float">
            <text:p>13.1512605042017</text:p>
          </table:table-cell>
          <table:table-cell office:value-type="float" office:value="232" calcext:value-type="float">
            <text:p>232</text:p>
          </table:table-cell>
          <table:table-cell table:formula="of:= [.$C$6]/[.F13]" office:value-type="float" office:value="6.74568965517241" calcext:value-type="float">
            <text:p>6.74568965517241</text:p>
          </table:table-cell>
          <table:table-cell office:value-type="float" office:value="117" calcext:value-type="float">
            <text:p>117</text:p>
          </table:table-cell>
          <table:table-cell table:formula="of:= [.$C$6]/[.H13]" office:value-type="float" office:value="13.3760683760684" calcext:value-type="float">
            <text:p>13.3760683760684</text:p>
          </table:table-cell>
          <table:table-cell office:value-type="float" office:value="226" calcext:value-type="float">
            <text:p>226</text:p>
          </table:table-cell>
          <table:table-cell table:formula="of:= [.$C$6]/[.J13]" office:value-type="float" office:value="6.92477876106195" calcext:value-type="float">
            <text:p>6.92477876106195</text:p>
          </table:table-cell>
        </table:table-row>
        <table:table-row table:style-name="ro1">
          <table:table-cell table:number-columns-repeated="4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number-columns-repeated="3"/>
          <table:table-cell office:value-type="string" calcext:value-type="string">
            <text:p>circuit</text:p>
          </table:table-cell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number-columns-repeated="3"/>
          <table:table-cell office:value-type="string" calcext:value-type="string">
            <text:p>stl</text:p>
          </table:table-cell>
          <table:table-cell table:style-name="ce2"/>
          <table:table-cell office:value-type="string" calcext:value-type="string">
            <text:p>ff</text:p>
          </table:table-cell>
          <table:table-cell table:style-name="ce2"/>
          <table:table-cell office:value-type="string" calcext:value-type="string">
            <text:p>omp</text:p>
          </table:table-cell>
          <table:table-cell table:style-name="ce2"/>
          <table:table-cell office:value-type="string" calcext:value-type="string">
            <text:p>cilk</text:p>
          </table:table-cell>
          <table:table-cell table:style-name="ce2"/>
        </table:table-row>
        <table:table-row table:style-name="ro1">
          <table:table-cell table:number-columns-repeated="3"/>
          <table:table-cell office:value-type="float" office:value="10323" calcext:value-type="float">
            <text:p>10323</text:p>
          </table:table-cell>
          <table:table-cell table:formula="of:= [.$C$6]/[.D17]" office:value-type="float" office:value="0.151603216119345" calcext:value-type="float">
            <text:p>0.151603216119345</text:p>
          </table:table-cell>
          <table:table-cell office:value-type="float" office:value="10416" calcext:value-type="float">
            <text:p>10416</text:p>
          </table:table-cell>
          <table:table-cell table:formula="of:= [.$C$6]/[.F17]" office:value-type="float" office:value="0.150249615975422" calcext:value-type="float">
            <text:p>0.150249615975422</text:p>
          </table:table-cell>
          <table:table-cell office:value-type="float" office:value="10340" calcext:value-type="float">
            <text:p>10340</text:p>
          </table:table-cell>
          <table:table-cell table:formula="of:= [.$C$6]/[.H17]" office:value-type="float" office:value="0.151353965183752" calcext:value-type="float">
            <text:p>0.151353965183752</text:p>
          </table:table-cell>
          <table:table-cell office:value-type="float" office:value="10631" calcext:value-type="float">
            <text:p>10631</text:p>
          </table:table-cell>
          <table:table-cell table:formula="of:= [.$C$6]/[.J17]" office:value-type="float" office:value="0.147210986736902" calcext:value-type="float">
            <text:p>0.147210986736902</text:p>
          </table:table-cell>
        </table:table-row>
        <table:table-row table:style-name="ro1">
          <table:table-cell table:number-columns-repeated="3"/>
          <table:table-cell office:value-type="float" office:value="5415" calcext:value-type="float">
            <text:p>5415</text:p>
          </table:table-cell>
          <table:table-cell table:formula="of:= [.$C$6]/[.D18]" office:value-type="float" office:value="0.289012003693444" calcext:value-type="float">
            <text:p>0.289012003693444</text:p>
          </table:table-cell>
          <table:table-cell office:value-type="float" office:value="5718" calcext:value-type="float">
            <text:p>5718</text:p>
          </table:table-cell>
          <table:table-cell table:formula="of:= [.$C$6]/[.F18]" office:value-type="float" office:value="0.273697096887023" calcext:value-type="float">
            <text:p>0.273697096887023</text:p>
          </table:table-cell>
          <table:table-cell office:value-type="float" office:value="5362" calcext:value-type="float">
            <text:p>5362</text:p>
          </table:table-cell>
          <table:table-cell table:formula="of:= [.$C$6]/[.H18]" office:value-type="float" office:value="0.291868705706826" calcext:value-type="float">
            <text:p>0.291868705706826</text:p>
          </table:table-cell>
          <table:table-cell office:value-type="float" office:value="5515" calcext:value-type="float">
            <text:p>5515</text:p>
          </table:table-cell>
          <table:table-cell table:formula="of:= [.$C$6]/[.J18]" office:value-type="float" office:value="0.28377153218495" calcext:value-type="float">
            <text:p>0.28377153218495</text:p>
          </table:table-cell>
        </table:table-row>
        <table:table-row table:style-name="ro1">
          <table:table-cell table:number-columns-repeated="3"/>
          <table:table-cell office:value-type="float" office:value="2810" calcext:value-type="float">
            <text:p>2810</text:p>
          </table:table-cell>
          <table:table-cell table:formula="of:= [.$C$6]/[.D19]" office:value-type="float" office:value="0.556939501779359" calcext:value-type="float">
            <text:p>0.556939501779359</text:p>
          </table:table-cell>
          <table:table-cell office:value-type="float" office:value="3058" calcext:value-type="float">
            <text:p>3058</text:p>
          </table:table-cell>
          <table:table-cell table:formula="of:= [.$C$6]/[.F19]" office:value-type="float" office:value="0.511772400261609" calcext:value-type="float">
            <text:p>0.511772400261609</text:p>
          </table:table-cell>
          <table:table-cell office:value-type="float" office:value="2887" calcext:value-type="float">
            <text:p>2887</text:p>
          </table:table-cell>
          <table:table-cell table:formula="of:= [.$C$6]/[.H19]" office:value-type="float" office:value="0.542085209560097" calcext:value-type="float">
            <text:p>0.542085209560097</text:p>
          </table:table-cell>
          <table:table-cell office:value-type="float" office:value="2834" calcext:value-type="float">
            <text:p>2834</text:p>
          </table:table-cell>
          <table:table-cell table:formula="of:= [.$C$6]/[.J19]" office:value-type="float" office:value="0.552223006351447" calcext:value-type="float">
            <text:p>0.552223006351447</text:p>
          </table:table-cell>
        </table:table-row>
        <table:table-row table:style-name="ro1">
          <table:table-cell table:number-columns-repeated="3"/>
          <table:table-cell office:value-type="float" office:value="1553" calcext:value-type="float">
            <text:p>1553</text:p>
          </table:table-cell>
          <table:table-cell table:formula="of:= [.$C$6]/[.D20]" office:value-type="float" office:value="1.00772698003863" calcext:value-type="float">
            <text:p>1.00772698003863</text:p>
          </table:table-cell>
          <table:table-cell office:value-type="float" office:value="1677" calcext:value-type="float">
            <text:p>1677</text:p>
          </table:table-cell>
          <table:table-cell table:formula="of:= [.$C$6]/[.F20]" office:value-type="float" office:value="0.933214072748956" calcext:value-type="float">
            <text:p>0.933214072748956</text:p>
          </table:table-cell>
          <table:table-cell office:value-type="float" office:value="1514" calcext:value-type="float">
            <text:p>1514</text:p>
          </table:table-cell>
          <table:table-cell table:formula="of:= [.$C$6]/[.H20]" office:value-type="float" office:value="1.0336856010568" calcext:value-type="float">
            <text:p>1.0336856010568</text:p>
          </table:table-cell>
          <table:table-cell office:value-type="float" office:value="1717" calcext:value-type="float">
            <text:p>1717</text:p>
          </table:table-cell>
          <table:table-cell table:formula="of:= [.$C$6]/[.J20]" office:value-type="float" office:value="0.911473500291205" calcext:value-type="float">
            <text:p>0.911473500291205</text:p>
          </table:table-cell>
        </table:table-row>
        <table:table-row table:style-name="ro1">
          <table:table-cell table:number-columns-repeated="3"/>
          <table:table-cell office:value-type="float" office:value="951" calcext:value-type="float">
            <text:p>951</text:p>
          </table:table-cell>
          <table:table-cell table:formula="of:= [.$C$6]/[.D21]" office:value-type="float" office:value="1.64563617245005" calcext:value-type="float">
            <text:p>1.64563617245005</text:p>
          </table:table-cell>
          <table:table-cell office:value-type="float" office:value="979" calcext:value-type="float">
            <text:p>979</text:p>
          </table:table-cell>
          <table:table-cell table:formula="of:= [.$C$6]/[.F21]" office:value-type="float" office:value="1.59856996935649" calcext:value-type="float">
            <text:p>1.59856996935649</text:p>
          </table:table-cell>
          <table:table-cell office:value-type="float" office:value="891" calcext:value-type="float">
            <text:p>891</text:p>
          </table:table-cell>
          <table:table-cell table:formula="of:= [.$C$6]/[.H21]" office:value-type="float" office:value="1.75645342312009" calcext:value-type="float">
            <text:p>1.75645342312009</text:p>
          </table:table-cell>
          <table:table-cell office:value-type="float" office:value="1326" calcext:value-type="float">
            <text:p>1326</text:p>
          </table:table-cell>
          <table:table-cell table:formula="of:= [.$C$6]/[.J21]" office:value-type="float" office:value="1.18024132730015" calcext:value-type="float">
            <text:p>1.18024132730015</text:p>
          </table:table-cell>
        </table:table-row>
        <table:table-row table:style-name="ro1">
          <table:table-cell table:number-columns-repeated="3"/>
          <table:table-cell office:value-type="float" office:value="661" calcext:value-type="float">
            <text:p>661</text:p>
          </table:table-cell>
          <table:table-cell table:formula="of:= [.$C$6]/[.D22]" office:value-type="float" office:value="2.36762481089259" calcext:value-type="float">
            <text:p>2.36762481089259</text:p>
          </table:table-cell>
          <table:table-cell office:value-type="float" office:value="644" calcext:value-type="float">
            <text:p>644</text:p>
          </table:table-cell>
          <table:table-cell table:formula="of:= [.$C$6]/[.F22]" office:value-type="float" office:value="2.43012422360248" calcext:value-type="float">
            <text:p>2.43012422360248</text:p>
          </table:table-cell>
          <table:table-cell office:value-type="float" office:value="576" calcext:value-type="float">
            <text:p>576</text:p>
          </table:table-cell>
          <table:table-cell table:formula="of:= [.$C$6]/[.H22]" office:value-type="float" office:value="2.71701388888889" calcext:value-type="float">
            <text:p>2.71701388888889</text:p>
          </table:table-cell>
          <table:table-cell office:value-type="float" office:value="845" calcext:value-type="float">
            <text:p>845</text:p>
          </table:table-cell>
          <table:table-cell table:formula="of:= [.$C$6]/[.J22]" office:value-type="float" office:value="1.85207100591716" calcext:value-type="float">
            <text:p>1.85207100591716</text:p>
          </table:table-cell>
        </table:table-row>
        <table:table-row table:style-name="ro1">
          <table:table-cell table:number-columns-repeated="3"/>
          <table:table-cell office:value-type="float" office:value="594" calcext:value-type="float">
            <text:p>594</text:p>
          </table:table-cell>
          <table:table-cell table:formula="of:= [.$C$6]/[.D23]" office:value-type="float" office:value="2.63468013468013" calcext:value-type="float">
            <text:p>2.63468013468013</text:p>
          </table:table-cell>
          <table:table-cell office:value-type="float" office:value="574" calcext:value-type="float">
            <text:p>574</text:p>
          </table:table-cell>
          <table:table-cell table:formula="of:= [.$C$6]/[.F23]" office:value-type="float" office:value="2.72648083623693" calcext:value-type="float">
            <text:p>2.72648083623693</text:p>
          </table:table-cell>
          <table:table-cell office:value-type="float" office:value="513" calcext:value-type="float">
            <text:p>513</text:p>
          </table:table-cell>
          <table:table-cell table:formula="of:= [.$C$6]/[.H23]" office:value-type="float" office:value="3.05068226120858" calcext:value-type="float">
            <text:p>3.05068226120858</text:p>
          </table:table-cell>
          <table:table-cell office:value-type="float" office:value="617" calcext:value-type="float">
            <text:p>617</text:p>
          </table:table-cell>
          <table:table-cell table:formula="of:= [.$C$6]/[.J23]" office:value-type="float" office:value="2.53646677471637" calcext:value-type="float">
            <text:p>2.53646677471637</text:p>
          </table:table-cell>
        </table:table-row>
        <table:table-row table:style-name="ro1">
          <table:table-cell table:number-columns-repeated="3"/>
          <table:table-cell office:value-type="float" office:value="723" calcext:value-type="float">
            <text:p>723</text:p>
          </table:table-cell>
          <table:table-cell table:formula="of:= [.$C$6]/[.D24]" office:value-type="float" office:value="2.16459197786999" calcext:value-type="float">
            <text:p>2.16459197786999</text:p>
          </table:table-cell>
          <table:table-cell office:value-type="float" office:value="613" calcext:value-type="float">
            <text:p>613</text:p>
          </table:table-cell>
          <table:table-cell table:formula="of:= [.$C$6]/[.F24]" office:value-type="float" office:value="2.55301794453507" calcext:value-type="float">
            <text:p>2.55301794453507</text:p>
          </table:table-cell>
          <table:table-cell office:value-type="float" office:value="486" calcext:value-type="float">
            <text:p>486</text:p>
          </table:table-cell>
          <table:table-cell table:formula="of:= [.$C$6]/[.H24]" office:value-type="float" office:value="3.2201646090535" calcext:value-type="float">
            <text:p>3.2201646090535</text:p>
          </table:table-cell>
          <table:table-cell office:value-type="float" office:value="588" calcext:value-type="float">
            <text:p>588</text:p>
          </table:table-cell>
          <table:table-cell table:formula="of:= [.$C$6]/[.J24]" office:value-type="float" office:value="2.66156462585034" calcext:value-type="float">
            <text:p>2.66156462585034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1">
          <table:table-cell/>
          <table:table-cell office:value-type="string" calcext:value-type="string">
            <text:p>SCALABILITY</text:p>
          </table:table-cell>
          <table:table-cell/>
          <table:table-cell office:value-type="string" calcext:value-type="string">
            <text:p>block</text:p>
          </table:table-cell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number-columns-repeated="2"/>
          <table:table-cell office:value-type="string" calcext:value-type="string">
            <text:p>Tseq</text:p>
          </table:table-cell>
          <table:table-cell office:value-type="string" calcext:value-type="string">
            <text:p>stl</text:p>
          </table:table-cell>
          <table:table-cell table:style-name="ce2"/>
          <table:table-cell office:value-type="string" calcext:value-type="string">
            <text:p>ff</text:p>
          </table:table-cell>
          <table:table-cell table:style-name="ce2"/>
          <table:table-cell office:value-type="string" calcext:value-type="string">
            <text:p>omp</text:p>
          </table:table-cell>
          <table:table-cell table:style-name="ce2"/>
          <table:table-cell office:value-type="string" calcext:value-type="string">
            <text:p>cilk</text:p>
          </table:table-cell>
          <table:table-cell table:style-name="ce2"/>
        </table:table-row>
        <table:table-row table:style-name="ro1">
          <table:table-cell table:number-columns-repeated="2"/>
          <table:table-cell office:value-type="float" office:value="1565" calcext:value-type="float">
            <text:p>1565</text:p>
          </table:table-cell>
          <table:table-cell office:value-type="float" office:value="1571" calcext:value-type="float">
            <text:p>1571</text:p>
          </table:table-cell>
          <table:table-cell table:formula="of:= MAX([.D$28:.D$35])/[.D28]" office:value-type="float" office:value="1" calcext:value-type="float">
            <text:p>1</text:p>
          </table:table-cell>
          <table:table-cell office:value-type="float" office:value="1670" calcext:value-type="float">
            <text:p>1670</text:p>
          </table:table-cell>
          <table:table-cell table:formula="of:= MAX([.F$28:.F$35])/[.F28]" office:value-type="float" office:value="1" calcext:value-type="float">
            <text:p>1</text:p>
          </table:table-cell>
          <table:table-cell office:value-type="float" office:value="1555" calcext:value-type="float">
            <text:p>1555</text:p>
          </table:table-cell>
          <table:table-cell table:formula="of:= MAX([.H$28:.H$35])/[.H28]" office:value-type="float" office:value="1" calcext:value-type="float">
            <text:p>1</text:p>
          </table:table-cell>
          <table:table-cell office:value-type="float" office:value="1560" calcext:value-type="float">
            <text:p>1560</text:p>
          </table:table-cell>
          <table:table-cell table:formula="of:= MAX([.J$28:.J$35])/[.J28]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176" calcext:value-type="float">
            <text:p>1176</text:p>
          </table:table-cell>
          <table:table-cell table:formula="of:= MAX([.D$28:.D$35])/[.D29]" office:value-type="float" office:value="1.3358843537415" calcext:value-type="float">
            <text:p>1.3358843537415</text:p>
          </table:table-cell>
          <table:table-cell office:value-type="float" office:value="1245" calcext:value-type="float">
            <text:p>1245</text:p>
          </table:table-cell>
          <table:table-cell table:formula="of:= MAX([.F$28:.F$35])/[.F29]" office:value-type="float" office:value="1.34136546184739" calcext:value-type="float">
            <text:p>1.34136546184739</text:p>
          </table:table-cell>
          <table:table-cell office:value-type="float" office:value="1169" calcext:value-type="float">
            <text:p>1169</text:p>
          </table:table-cell>
          <table:table-cell table:formula="of:= MAX([.H$28:.H$35])/[.H29]" office:value-type="float" office:value="1.33019674935843" calcext:value-type="float">
            <text:p>1.33019674935843</text:p>
          </table:table-cell>
          <table:table-cell office:value-type="float" office:value="1178" calcext:value-type="float">
            <text:p>1178</text:p>
          </table:table-cell>
          <table:table-cell table:formula="of:= MAX([.J$28:.J$35])/[.J29]" office:value-type="float" office:value="1.32427843803056" calcext:value-type="float">
            <text:p>1.32427843803056</text:p>
          </table:table-cell>
        </table:table-row>
        <table:table-row table:style-name="ro1">
          <table:table-cell table:number-columns-repeated="3"/>
          <table:table-cell office:value-type="float" office:value="609" calcext:value-type="float">
            <text:p>609</text:p>
          </table:table-cell>
          <table:table-cell table:formula="of:= MAX([.D$28:.D$35])/[.D30]" office:value-type="float" office:value="2.57963875205255" calcext:value-type="float">
            <text:p>2.57963875205255</text:p>
          </table:table-cell>
          <table:table-cell office:value-type="float" office:value="711" calcext:value-type="float">
            <text:p>711</text:p>
          </table:table-cell>
          <table:table-cell table:formula="of:= MAX([.F$28:.F$35])/[.F30]" office:value-type="float" office:value="2.34880450070323" calcext:value-type="float">
            <text:p>2.34880450070323</text:p>
          </table:table-cell>
          <table:table-cell office:value-type="float" office:value="601" calcext:value-type="float">
            <text:p>601</text:p>
          </table:table-cell>
          <table:table-cell table:formula="of:= MAX([.H$28:.H$35])/[.H30]" office:value-type="float" office:value="2.5873544093178" calcext:value-type="float">
            <text:p>2.5873544093178</text:p>
          </table:table-cell>
          <table:table-cell office:value-type="float" office:value="623" calcext:value-type="float">
            <text:p>623</text:p>
          </table:table-cell>
          <table:table-cell table:formula="of:= MAX([.J$28:.J$35])/[.J30]" office:value-type="float" office:value="2.50401284109149" calcext:value-type="float">
            <text:p>2.50401284109149</text:p>
          </table:table-cell>
        </table:table-row>
        <table:table-row table:style-name="ro1">
          <table:table-cell table:number-columns-repeated="3"/>
          <table:table-cell office:value-type="float" office:value="322" calcext:value-type="float">
            <text:p>322</text:p>
          </table:table-cell>
          <table:table-cell table:formula="of:= MAX([.D$28:.D$35])/[.D31]" office:value-type="float" office:value="4.87888198757764" calcext:value-type="float">
            <text:p>4.87888198757764</text:p>
          </table:table-cell>
          <table:table-cell office:value-type="float" office:value="399" calcext:value-type="float">
            <text:p>399</text:p>
          </table:table-cell>
          <table:table-cell table:formula="of:= MAX([.F$28:.F$35])/[.F31]" office:value-type="float" office:value="4.18546365914787" calcext:value-type="float">
            <text:p>4.18546365914787</text:p>
          </table:table-cell>
          <table:table-cell office:value-type="float" office:value="330" calcext:value-type="float">
            <text:p>330</text:p>
          </table:table-cell>
          <table:table-cell table:formula="of:= MAX([.H$28:.H$35])/[.H31]" office:value-type="float" office:value="4.71212121212121" calcext:value-type="float">
            <text:p>4.71212121212121</text:p>
          </table:table-cell>
          <table:table-cell office:value-type="float" office:value="541" calcext:value-type="float">
            <text:p>541</text:p>
          </table:table-cell>
          <table:table-cell table:formula="of:= MAX([.J$28:.J$35])/[.J31]" office:value-type="float" office:value="2.88354898336414" calcext:value-type="float">
            <text:p>2.88354898336414</text:p>
          </table:table-cell>
        </table:table-row>
        <table:table-row table:style-name="ro1">
          <table:table-cell table:number-columns-repeated="3"/>
          <table:table-cell office:value-type="float" office:value="181" calcext:value-type="float">
            <text:p>181</text:p>
          </table:table-cell>
          <table:table-cell table:formula="of:= MAX([.D$28:.D$35])/[.D32]" office:value-type="float" office:value="8.67955801104972" calcext:value-type="float">
            <text:p>8.67955801104972</text:p>
          </table:table-cell>
          <table:table-cell office:value-type="float" office:value="252" calcext:value-type="float">
            <text:p>252</text:p>
          </table:table-cell>
          <table:table-cell table:formula="of:= MAX([.F$28:.F$35])/[.F32]" office:value-type="float" office:value="6.62698412698413" calcext:value-type="float">
            <text:p>6.62698412698413</text:p>
          </table:table-cell>
          <table:table-cell office:value-type="float" office:value="179" calcext:value-type="float">
            <text:p>179</text:p>
          </table:table-cell>
          <table:table-cell table:formula="of:= MAX([.H$28:.H$35])/[.H32]" office:value-type="float" office:value="8.68715083798883" calcext:value-type="float">
            <text:p>8.68715083798883</text:p>
          </table:table-cell>
          <table:table-cell office:value-type="float" office:value="483" calcext:value-type="float">
            <text:p>483</text:p>
          </table:table-cell>
          <table:table-cell table:formula="of:= MAX([.J$28:.J$35])/[.J32]" office:value-type="float" office:value="3.22981366459627" calcext:value-type="float">
            <text:p>3.22981366459627</text:p>
          </table:table-cell>
        </table:table-row>
        <table:table-row table:style-name="ro1">
          <table:table-cell table:number-columns-repeated="3"/>
          <table:table-cell office:value-type="float" office:value="124" calcext:value-type="float">
            <text:p>124</text:p>
          </table:table-cell>
          <table:table-cell table:formula="of:= MAX([.D$28:.D$35])/[.D33]" office:value-type="float" office:value="12.6693548387097" calcext:value-type="float">
            <text:p>12.6693548387097</text:p>
          </table:table-cell>
          <table:table-cell office:value-type="float" office:value="190" calcext:value-type="float">
            <text:p>190</text:p>
          </table:table-cell>
          <table:table-cell table:formula="of:= MAX([.F$28:.F$35])/[.F33]" office:value-type="float" office:value="8.78947368421053" calcext:value-type="float">
            <text:p>8.78947368421053</text:p>
          </table:table-cell>
          <table:table-cell office:value-type="float" office:value="121" calcext:value-type="float">
            <text:p>121</text:p>
          </table:table-cell>
          <table:table-cell table:formula="of:= MAX([.H$28:.H$35])/[.H33]" office:value-type="float" office:value="12.8512396694215" calcext:value-type="float">
            <text:p>12.8512396694215</text:p>
          </table:table-cell>
          <table:table-cell office:value-type="float" office:value="343" calcext:value-type="float">
            <text:p>343</text:p>
          </table:table-cell>
          <table:table-cell table:formula="of:= MAX([.J$28:.J$35])/[.J33]" office:value-type="float" office:value="4.54810495626822" calcext:value-type="float">
            <text:p>4.54810495626822</text:p>
          </table:table-cell>
        </table:table-row>
        <table:table-row table:style-name="ro1">
          <table:table-cell table:number-columns-repeated="3"/>
          <table:table-cell office:value-type="float" office:value="119" calcext:value-type="float">
            <text:p>119</text:p>
          </table:table-cell>
          <table:table-cell table:formula="of:= MAX([.D$28:.D$35])/[.D34]" office:value-type="float" office:value="13.2016806722689" calcext:value-type="float">
            <text:p>13.2016806722689</text:p>
          </table:table-cell>
          <table:table-cell office:value-type="float" office:value="201" calcext:value-type="float">
            <text:p>201</text:p>
          </table:table-cell>
          <table:table-cell table:formula="of:= MAX([.F$28:.F$35])/[.F34]" office:value-type="float" office:value="8.30845771144279" calcext:value-type="float">
            <text:p>8.30845771144279</text:p>
          </table:table-cell>
          <table:table-cell office:value-type="float" office:value="117" calcext:value-type="float">
            <text:p>117</text:p>
          </table:table-cell>
          <table:table-cell table:formula="of:= MAX([.H$28:.H$35])/[.H34]" office:value-type="float" office:value="13.2905982905983" calcext:value-type="float">
            <text:p>13.2905982905983</text:p>
          </table:table-cell>
          <table:table-cell office:value-type="float" office:value="286" calcext:value-type="float">
            <text:p>286</text:p>
          </table:table-cell>
          <table:table-cell table:formula="of:= MAX([.J$28:.J$35])/[.J34]" office:value-type="float" office:value="5.45454545454545" calcext:value-type="float">
            <text:p>5.45454545454545</text:p>
          </table:table-cell>
        </table:table-row>
        <table:table-row table:style-name="ro1">
          <table:table-cell table:number-columns-repeated="3"/>
          <table:table-cell office:value-type="float" office:value="119" calcext:value-type="float">
            <text:p>119</text:p>
          </table:table-cell>
          <table:table-cell table:formula="of:= MAX([.D$28:.D$35])/[.D35]" office:value-type="float" office:value="13.2016806722689" calcext:value-type="float">
            <text:p>13.2016806722689</text:p>
          </table:table-cell>
          <table:table-cell office:value-type="float" office:value="232" calcext:value-type="float">
            <text:p>232</text:p>
          </table:table-cell>
          <table:table-cell table:formula="of:= MAX([.F$28:.F$35])/[.F35]" office:value-type="float" office:value="7.19827586206897" calcext:value-type="float">
            <text:p>7.19827586206897</text:p>
          </table:table-cell>
          <table:table-cell office:value-type="float" office:value="117" calcext:value-type="float">
            <text:p>117</text:p>
          </table:table-cell>
          <table:table-cell table:formula="of:= MAX([.H$28:.H$35])/[.H35]" office:value-type="float" office:value="13.2905982905983" calcext:value-type="float">
            <text:p>13.2905982905983</text:p>
          </table:table-cell>
          <table:table-cell office:value-type="float" office:value="226" calcext:value-type="float">
            <text:p>226</text:p>
          </table:table-cell>
          <table:table-cell table:formula="of:= MAX([.J$28:.J$35])/[.J35]" office:value-type="float" office:value="6.90265486725664" calcext:value-type="float">
            <text:p>6.90265486725664</text:p>
          </table:table-cell>
        </table:table-row>
        <table:table-row table:style-name="ro1">
          <table:table-cell table:number-columns-repeated="4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number-columns-repeated="3"/>
          <table:table-cell office:value-type="string" calcext:value-type="string">
            <text:p>circuit</text:p>
          </table:table-cell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number-columns-repeated="3"/>
          <table:table-cell office:value-type="string" calcext:value-type="string">
            <text:p>stl</text:p>
          </table:table-cell>
          <table:table-cell table:style-name="ce2"/>
          <table:table-cell office:value-type="string" calcext:value-type="string">
            <text:p>ff</text:p>
          </table:table-cell>
          <table:table-cell table:style-name="ce2"/>
          <table:table-cell office:value-type="string" calcext:value-type="string">
            <text:p>omp</text:p>
          </table:table-cell>
          <table:table-cell table:style-name="ce2"/>
          <table:table-cell office:value-type="string" calcext:value-type="string">
            <text:p>cilk</text:p>
          </table:table-cell>
          <table:table-cell table:style-name="ce2"/>
        </table:table-row>
        <table:table-row table:style-name="ro1">
          <table:table-cell table:number-columns-repeated="3"/>
          <table:table-cell office:value-type="float" office:value="10323" calcext:value-type="float">
            <text:p>10323</text:p>
          </table:table-cell>
          <table:table-cell table:formula="of:= MAX([.D$39:.D$45])/[.D39]" office:value-type="float" office:value="1" calcext:value-type="float">
            <text:p>1</text:p>
          </table:table-cell>
          <table:table-cell office:value-type="float" office:value="10416" calcext:value-type="float">
            <text:p>10416</text:p>
          </table:table-cell>
          <table:table-cell table:formula="of:= MAX([.F$39:.F$45])/[.F39]" office:value-type="float" office:value="1" calcext:value-type="float">
            <text:p>1</text:p>
          </table:table-cell>
          <table:table-cell office:value-type="float" office:value="10340" calcext:value-type="float">
            <text:p>10340</text:p>
          </table:table-cell>
          <table:table-cell table:formula="of:= MAX([.H$39:.H$45])/[.H39]" office:value-type="float" office:value="1" calcext:value-type="float">
            <text:p>1</text:p>
          </table:table-cell>
          <table:table-cell office:value-type="float" office:value="10631" calcext:value-type="float">
            <text:p>10631</text:p>
          </table:table-cell>
          <table:table-cell table:formula="of:= MAX([.J$39:.J$45])/[.J39]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5415" calcext:value-type="float">
            <text:p>5415</text:p>
          </table:table-cell>
          <table:table-cell table:formula="of:= MAX([.D$39:.D$45])/[.D40]" office:value-type="float" office:value="1.90637119113573" calcext:value-type="float">
            <text:p>1.90637119113573</text:p>
          </table:table-cell>
          <table:table-cell office:value-type="float" office:value="5718" calcext:value-type="float">
            <text:p>5718</text:p>
          </table:table-cell>
          <table:table-cell table:formula="of:= MAX([.F$39:.F$45])/[.F40]" office:value-type="float" office:value="1.82161594963274" calcext:value-type="float">
            <text:p>1.82161594963274</text:p>
          </table:table-cell>
          <table:table-cell office:value-type="float" office:value="5362" calcext:value-type="float">
            <text:p>5362</text:p>
          </table:table-cell>
          <table:table-cell table:formula="of:= MAX([.H$39:.H$45])/[.H40]" office:value-type="float" office:value="1.9283849309959" calcext:value-type="float">
            <text:p>1.9283849309959</text:p>
          </table:table-cell>
          <table:table-cell office:value-type="float" office:value="5515" calcext:value-type="float">
            <text:p>5515</text:p>
          </table:table-cell>
          <table:table-cell table:formula="of:= MAX([.J$39:.J$45])/[.J40]" office:value-type="float" office:value="1.92765185856754" calcext:value-type="float">
            <text:p>1.92765185856754</text:p>
          </table:table-cell>
        </table:table-row>
        <table:table-row table:style-name="ro1">
          <table:table-cell table:number-columns-repeated="3"/>
          <table:table-cell office:value-type="float" office:value="2810" calcext:value-type="float">
            <text:p>2810</text:p>
          </table:table-cell>
          <table:table-cell table:formula="of:= MAX([.D$39:.D$45])/[.D41]" office:value-type="float" office:value="3.67366548042705" calcext:value-type="float">
            <text:p>3.67366548042705</text:p>
          </table:table-cell>
          <table:table-cell office:value-type="float" office:value="3058" calcext:value-type="float">
            <text:p>3058</text:p>
          </table:table-cell>
          <table:table-cell table:formula="of:= MAX([.F$39:.F$45])/[.F41]" office:value-type="float" office:value="3.40614780902551" calcext:value-type="float">
            <text:p>3.40614780902551</text:p>
          </table:table-cell>
          <table:table-cell office:value-type="float" office:value="2887" calcext:value-type="float">
            <text:p>2887</text:p>
          </table:table-cell>
          <table:table-cell table:formula="of:= MAX([.H$39:.H$45])/[.H41]" office:value-type="float" office:value="3.58157256667821" calcext:value-type="float">
            <text:p>3.58157256667821</text:p>
          </table:table-cell>
          <table:table-cell office:value-type="float" office:value="2834" calcext:value-type="float">
            <text:p>2834</text:p>
          </table:table-cell>
          <table:table-cell table:formula="of:= MAX([.J$39:.J$45])/[.J41]" office:value-type="float" office:value="3.75123500352858" calcext:value-type="float">
            <text:p>3.75123500352858</text:p>
          </table:table-cell>
        </table:table-row>
        <table:table-row table:style-name="ro1">
          <table:table-cell table:number-columns-repeated="3"/>
          <table:table-cell office:value-type="float" office:value="1553" calcext:value-type="float">
            <text:p>1553</text:p>
          </table:table-cell>
          <table:table-cell table:formula="of:= MAX([.D$39:.D$45])/[.D42]" office:value-type="float" office:value="6.64713457823567" calcext:value-type="float">
            <text:p>6.64713457823567</text:p>
          </table:table-cell>
          <table:table-cell office:value-type="float" office:value="1677" calcext:value-type="float">
            <text:p>1677</text:p>
          </table:table-cell>
          <table:table-cell table:formula="of:= MAX([.F$39:.F$45])/[.F42]" office:value-type="float" office:value="6.21109123434705" calcext:value-type="float">
            <text:p>6.21109123434705</text:p>
          </table:table-cell>
          <table:table-cell office:value-type="float" office:value="1514" calcext:value-type="float">
            <text:p>1514</text:p>
          </table:table-cell>
          <table:table-cell table:formula="of:= MAX([.H$39:.H$45])/[.H42]" office:value-type="float" office:value="6.82959048877147" calcext:value-type="float">
            <text:p>6.82959048877147</text:p>
          </table:table-cell>
          <table:table-cell office:value-type="float" office:value="1717" calcext:value-type="float">
            <text:p>1717</text:p>
          </table:table-cell>
          <table:table-cell table:formula="of:= MAX([.J$39:.J$45])/[.J42]" office:value-type="float" office:value="6.19161327897496" calcext:value-type="float">
            <text:p>6.19161327897496</text:p>
          </table:table-cell>
        </table:table-row>
        <table:table-row table:style-name="ro1">
          <table:table-cell table:number-columns-repeated="3"/>
          <table:table-cell office:value-type="float" office:value="951" calcext:value-type="float">
            <text:p>951</text:p>
          </table:table-cell>
          <table:table-cell table:formula="of:= MAX([.D$39:.D$45])/[.D43]" office:value-type="float" office:value="10.8548895899054" calcext:value-type="float">
            <text:p>10.8548895899054</text:p>
          </table:table-cell>
          <table:table-cell office:value-type="float" office:value="979" calcext:value-type="float">
            <text:p>979</text:p>
          </table:table-cell>
          <table:table-cell table:formula="of:= MAX([.F$39:.F$45])/[.F43]" office:value-type="float" office:value="10.6394279877426" calcext:value-type="float">
            <text:p>10.6394279877426</text:p>
          </table:table-cell>
          <table:table-cell office:value-type="float" office:value="891" calcext:value-type="float">
            <text:p>891</text:p>
          </table:table-cell>
          <table:table-cell table:formula="of:= MAX([.H$39:.H$45])/[.H43]" office:value-type="float" office:value="11.6049382716049" calcext:value-type="float">
            <text:p>11.6049382716049</text:p>
          </table:table-cell>
          <table:table-cell office:value-type="float" office:value="1326" calcext:value-type="float">
            <text:p>1326</text:p>
          </table:table-cell>
          <table:table-cell table:formula="of:= MAX([.J$39:.J$45])/[.J43]" office:value-type="float" office:value="8.01734539969834" calcext:value-type="float">
            <text:p>8.01734539969834</text:p>
          </table:table-cell>
        </table:table-row>
        <table:table-row table:style-name="ro1">
          <table:table-cell table:number-columns-repeated="3"/>
          <table:table-cell office:value-type="float" office:value="661" calcext:value-type="float">
            <text:p>661</text:p>
          </table:table-cell>
          <table:table-cell table:formula="of:= MAX([.D$39:.D$45])/[.D44]" office:value-type="float" office:value="15.6172465960666" calcext:value-type="float">
            <text:p>15.6172465960666</text:p>
          </table:table-cell>
          <table:table-cell office:value-type="float" office:value="644" calcext:value-type="float">
            <text:p>644</text:p>
          </table:table-cell>
          <table:table-cell table:formula="of:= MAX([.F$39:.F$45])/[.F44]" office:value-type="float" office:value="16.1739130434783" calcext:value-type="float">
            <text:p>16.1739130434783</text:p>
          </table:table-cell>
          <table:table-cell office:value-type="float" office:value="576" calcext:value-type="float">
            <text:p>576</text:p>
          </table:table-cell>
          <table:table-cell table:formula="of:= MAX([.H$39:.H$45])/[.H44]" office:value-type="float" office:value="17.9513888888889" calcext:value-type="float">
            <text:p>17.9513888888889</text:p>
          </table:table-cell>
          <table:table-cell office:value-type="float" office:value="845" calcext:value-type="float">
            <text:p>845</text:p>
          </table:table-cell>
          <table:table-cell table:formula="of:= MAX([.J$39:.J$45])/[.J44]" office:value-type="float" office:value="12.5810650887574" calcext:value-type="float">
            <text:p>12.5810650887574</text:p>
          </table:table-cell>
        </table:table-row>
        <table:table-row table:style-name="ro1">
          <table:table-cell table:number-columns-repeated="3"/>
          <table:table-cell office:value-type="float" office:value="594" calcext:value-type="float">
            <text:p>594</text:p>
          </table:table-cell>
          <table:table-cell table:formula="of:= MAX([.D$39:.D$45])/[.D45]" office:value-type="float" office:value="17.3787878787879" calcext:value-type="float">
            <text:p>17.3787878787879</text:p>
          </table:table-cell>
          <table:table-cell office:value-type="float" office:value="574" calcext:value-type="float">
            <text:p>574</text:p>
          </table:table-cell>
          <table:table-cell table:formula="of:= MAX([.F$39:.F$45])/[.F45]" office:value-type="float" office:value="18.1463414634146" calcext:value-type="float">
            <text:p>18.1463414634146</text:p>
          </table:table-cell>
          <table:table-cell office:value-type="float" office:value="513" calcext:value-type="float">
            <text:p>513</text:p>
          </table:table-cell>
          <table:table-cell table:formula="of:= MAX([.H$39:.H$45])/[.H45]" office:value-type="float" office:value="20.1559454191033" calcext:value-type="float">
            <text:p>20.1559454191033</text:p>
          </table:table-cell>
          <table:table-cell office:value-type="float" office:value="617" calcext:value-type="float">
            <text:p>617</text:p>
          </table:table-cell>
          <table:table-cell table:formula="of:= MAX([.J$39:.J$45])/[.J45]" office:value-type="float" office:value="17.2301458670989" calcext:value-type="float">
            <text:p>17.2301458670989</text:p>
          </table:table-cell>
        </table:table-row>
        <table:table-row table:style-name="ro1">
          <table:table-cell table:number-columns-repeated="3"/>
          <table:table-cell office:value-type="float" office:value="723" calcext:value-type="float">
            <text:p>723</text:p>
          </table:table-cell>
          <table:table-cell table:formula="of:= MAX([.D$39:.D$45])/[.D46]" office:value-type="float" office:value="14.2780082987552" calcext:value-type="float">
            <text:p>14.2780082987552</text:p>
          </table:table-cell>
          <table:table-cell office:value-type="float" office:value="613" calcext:value-type="float">
            <text:p>613</text:p>
          </table:table-cell>
          <table:table-cell table:formula="of:= MAX([.F$39:.F$45])/[.F46]" office:value-type="float" office:value="16.9918433931484" calcext:value-type="float">
            <text:p>16.9918433931484</text:p>
          </table:table-cell>
          <table:table-cell office:value-type="float" office:value="486" calcext:value-type="float">
            <text:p>486</text:p>
          </table:table-cell>
          <table:table-cell table:formula="of:= MAX([.H$39:.H$45])/[.H46]" office:value-type="float" office:value="21.2757201646091" calcext:value-type="float">
            <text:p>21.2757201646091</text:p>
          </table:table-cell>
          <table:table-cell office:value-type="float" office:value="588" calcext:value-type="float">
            <text:p>588</text:p>
          </table:table-cell>
          <table:table-cell table:formula="of:= MAX([.J$39:.J$45])/[.J46]" office:value-type="float" office:value="18.0799319727891" calcext:value-type="float">
            <text:p>18.0799319727891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1">
          <table:table-cell/>
          <table:table-cell table:style-name="ce2" office:value-type="string" calcext:value-type="string">
            <text:p>EFFICIENCY</text:p>
          </table:table-cell>
          <table:table-cell/>
          <table:table-cell office:value-type="string" calcext:value-type="string">
            <text:p>block</text:p>
          </table:table-cell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table:style-name="ce2"/>
          <table:table-cell office:value-type="string" calcext:value-type="string">
            <text:p>Tseq</text:p>
          </table:table-cell>
          <table:table-cell office:value-type="string" calcext:value-type="string">
            <text:p>stl</text:p>
          </table:table-cell>
          <table:table-cell table:style-name="ce2"/>
          <table:table-cell office:value-type="string" calcext:value-type="string">
            <text:p>ff</text:p>
          </table:table-cell>
          <table:table-cell table:style-name="ce2"/>
          <table:table-cell office:value-type="string" calcext:value-type="string">
            <text:p>omp</text:p>
          </table:table-cell>
          <table:table-cell table:style-name="ce2"/>
          <table:table-cell office:value-type="string" calcext:value-type="string">
            <text:p>cilk</text:p>
          </table:table-cell>
          <table:table-cell table:style-name="ce2"/>
        </table:table-row>
        <table:table-row table:style-name="ro1">
          <table:table-cell/>
          <table:table-cell table:style-name="ce2"/>
          <table:table-cell office:value-type="float" office:value="1565" calcext:value-type="float">
            <text:p>1565</text:p>
          </table:table-cell>
          <table:table-cell office:value-type="float" office:value="1571" calcext:value-type="float">
            <text:p>1571</text:p>
          </table:table-cell>
          <table:table-cell table:formula="of:= [.$C6]/[.D$50]/1" office:value-type="float" office:value="0.99618077657543" calcext:value-type="float">
            <text:p>0.99618077657543</text:p>
          </table:table-cell>
          <table:table-cell office:value-type="float" office:value="1670" calcext:value-type="float">
            <text:p>1670</text:p>
          </table:table-cell>
          <table:table-cell table:formula="of:= [.$C$6]/[.F50]/1" office:value-type="float" office:value="0.937125748502994" calcext:value-type="float">
            <text:p>0.937125748502994</text:p>
          </table:table-cell>
          <table:table-cell office:value-type="float" office:value="1555" calcext:value-type="float">
            <text:p>1555</text:p>
          </table:table-cell>
          <table:table-cell table:formula="of:= [.$C$6]/[.H50]/1" office:value-type="float" office:value="1.0064308681672" calcext:value-type="float">
            <text:p>1.0064308681672</text:p>
          </table:table-cell>
          <table:table-cell office:value-type="float" office:value="1560" calcext:value-type="float">
            <text:p>1560</text:p>
          </table:table-cell>
          <table:table-cell table:formula="of:= [.$C$6]/[.J50]/1" office:value-type="float" office:value="1.00320512820513" calcext:value-type="float">
            <text:p>1.00320512820513</text:p>
          </table:table-cell>
        </table:table-row>
        <table:table-row table:style-name="ro1">
          <table:table-cell/>
          <table:table-cell table:style-name="ce2"/>
          <table:table-cell/>
          <table:table-cell office:value-type="float" office:value="1176" calcext:value-type="float">
            <text:p>1176</text:p>
          </table:table-cell>
          <table:table-cell table:formula="of:= [.$C6]/[.D$51]/2" office:value-type="float" office:value="0.665391156462585" calcext:value-type="float">
            <text:p>0.665391156462585</text:p>
          </table:table-cell>
          <table:table-cell office:value-type="float" office:value="1245" calcext:value-type="float">
            <text:p>1245</text:p>
          </table:table-cell>
          <table:table-cell table:formula="of:= [.$C$6]/[.F51]/2" office:value-type="float" office:value="0.6285140562249" calcext:value-type="float">
            <text:p>0.6285140562249</text:p>
          </table:table-cell>
          <table:table-cell office:value-type="float" office:value="1169" calcext:value-type="float">
            <text:p>1169</text:p>
          </table:table-cell>
          <table:table-cell table:formula="of:= [.$C$6]/[.H51]/2" office:value-type="float" office:value="0.669375534644996" calcext:value-type="float">
            <text:p>0.669375534644996</text:p>
          </table:table-cell>
          <table:table-cell office:value-type="float" office:value="1178" calcext:value-type="float">
            <text:p>1178</text:p>
          </table:table-cell>
          <table:table-cell table:formula="of:= [.$C$6]/[.J51]/2" office:value-type="float" office:value="0.664261460101868" calcext:value-type="float">
            <text:p>0.664261460101868</text:p>
          </table:table-cell>
        </table:table-row>
        <table:table-row table:style-name="ro1">
          <table:table-cell/>
          <table:table-cell table:style-name="ce2"/>
          <table:table-cell/>
          <table:table-cell office:value-type="float" office:value="609" calcext:value-type="float">
            <text:p>609</text:p>
          </table:table-cell>
          <table:table-cell table:formula="of:= [.$C6]/[.D$52]/4" office:value-type="float" office:value="0.642446633825944" calcext:value-type="float">
            <text:p>0.642446633825944</text:p>
          </table:table-cell>
          <table:table-cell office:value-type="float" office:value="711" calcext:value-type="float">
            <text:p>711</text:p>
          </table:table-cell>
          <table:table-cell table:formula="of:= [.$C$6]/[.F52]/4" office:value-type="float" office:value="0.55028129395218" calcext:value-type="float">
            <text:p>0.55028129395218</text:p>
          </table:table-cell>
          <table:table-cell office:value-type="float" office:value="601" calcext:value-type="float">
            <text:p>601</text:p>
          </table:table-cell>
          <table:table-cell table:formula="of:= [.$C$6]/[.H52]/4" office:value-type="float" office:value="0.650998336106489" calcext:value-type="float">
            <text:p>0.650998336106489</text:p>
          </table:table-cell>
          <table:table-cell office:value-type="float" office:value="623" calcext:value-type="float">
            <text:p>623</text:p>
          </table:table-cell>
          <table:table-cell table:formula="of:= [.$C$6]/[.J52]/4" office:value-type="float" office:value="0.62800963081862" calcext:value-type="float">
            <text:p>0.62800963081862</text:p>
          </table:table-cell>
        </table:table-row>
        <table:table-row table:style-name="ro1">
          <table:table-cell/>
          <table:table-cell table:style-name="ce2"/>
          <table:table-cell/>
          <table:table-cell office:value-type="float" office:value="322" calcext:value-type="float">
            <text:p>322</text:p>
          </table:table-cell>
          <table:table-cell table:formula="of:= [.$C6]/[.D$53]/8" office:value-type="float" office:value="0.607531055900621" calcext:value-type="float">
            <text:p>0.607531055900621</text:p>
          </table:table-cell>
          <table:table-cell office:value-type="float" office:value="399" calcext:value-type="float">
            <text:p>399</text:p>
          </table:table-cell>
          <table:table-cell table:formula="of:= [.$C$6]/[.F53]/8" office:value-type="float" office:value="0.490288220551378" calcext:value-type="float">
            <text:p>0.490288220551378</text:p>
          </table:table-cell>
          <table:table-cell office:value-type="float" office:value="330" calcext:value-type="float">
            <text:p>330</text:p>
          </table:table-cell>
          <table:table-cell table:formula="of:= [.$C$6]/[.H53]/8" office:value-type="float" office:value="0.59280303030303" calcext:value-type="float">
            <text:p>0.59280303030303</text:p>
          </table:table-cell>
          <table:table-cell office:value-type="float" office:value="541" calcext:value-type="float">
            <text:p>541</text:p>
          </table:table-cell>
          <table:table-cell table:formula="of:= [.$C$6]/[.J53]/8" office:value-type="float" office:value="0.361598890942699" calcext:value-type="float">
            <text:p>0.361598890942699</text:p>
          </table:table-cell>
        </table:table-row>
        <table:table-row table:style-name="ro1">
          <table:table-cell/>
          <table:table-cell table:style-name="ce2"/>
          <table:table-cell/>
          <table:table-cell office:value-type="float" office:value="181" calcext:value-type="float">
            <text:p>181</text:p>
          </table:table-cell>
          <table:table-cell table:formula="of:= [.$C6]/[.D$54]/16" office:value-type="float" office:value="0.540400552486188" calcext:value-type="float">
            <text:p>0.540400552486188</text:p>
          </table:table-cell>
          <table:table-cell office:value-type="float" office:value="252" calcext:value-type="float">
            <text:p>252</text:p>
          </table:table-cell>
          <table:table-cell table:formula="of:= [.$C$6]/[.F54]/16" office:value-type="float" office:value="0.388144841269841" calcext:value-type="float">
            <text:p>0.388144841269841</text:p>
          </table:table-cell>
          <table:table-cell office:value-type="float" office:value="179" calcext:value-type="float">
            <text:p>179</text:p>
          </table:table-cell>
          <table:table-cell table:formula="of:= [.$C$6]/[.H54]/16" office:value-type="float" office:value="0.546438547486033" calcext:value-type="float">
            <text:p>0.546438547486033</text:p>
          </table:table-cell>
          <table:table-cell office:value-type="float" office:value="483" calcext:value-type="float">
            <text:p>483</text:p>
          </table:table-cell>
          <table:table-cell table:formula="of:= [.$C$6]/[.J54]/16" office:value-type="float" office:value="0.202510351966874" calcext:value-type="float">
            <text:p>0.202510351966874</text:p>
          </table:table-cell>
        </table:table-row>
        <table:table-row table:style-name="ro1">
          <table:table-cell/>
          <table:table-cell table:style-name="ce2"/>
          <table:table-cell/>
          <table:table-cell office:value-type="float" office:value="124" calcext:value-type="float">
            <text:p>124</text:p>
          </table:table-cell>
          <table:table-cell table:formula="of:= [.$C6]/[.D$55]/32" office:value-type="float" office:value="0.394405241935484" calcext:value-type="float">
            <text:p>0.394405241935484</text:p>
          </table:table-cell>
          <table:table-cell office:value-type="float" office:value="190" calcext:value-type="float">
            <text:p>190</text:p>
          </table:table-cell>
          <table:table-cell table:formula="of:= [.$C$6]/[.F55]/32" office:value-type="float" office:value="0.257401315789474" calcext:value-type="float">
            <text:p>0.257401315789474</text:p>
          </table:table-cell>
          <table:table-cell office:value-type="float" office:value="121" calcext:value-type="float">
            <text:p>121</text:p>
          </table:table-cell>
          <table:table-cell table:formula="of:= [.$C$6]/[.H55]/32" office:value-type="float" office:value="0.404183884297521" calcext:value-type="float">
            <text:p>0.404183884297521</text:p>
          </table:table-cell>
          <table:table-cell office:value-type="float" office:value="343" calcext:value-type="float">
            <text:p>343</text:p>
          </table:table-cell>
          <table:table-cell table:formula="of:= [.$C$6]/[.J55]/32" office:value-type="float" office:value="0.142583819241983" calcext:value-type="float">
            <text:p>0.142583819241983</text:p>
          </table:table-cell>
        </table:table-row>
        <table:table-row table:style-name="ro1">
          <table:table-cell/>
          <table:table-cell table:style-name="ce2"/>
          <table:table-cell/>
          <table:table-cell office:value-type="float" office:value="119" calcext:value-type="float">
            <text:p>119</text:p>
          </table:table-cell>
          <table:table-cell table:formula="of:= [.$C6]/[.D$56]/64" office:value-type="float" office:value="0.205488445378151" calcext:value-type="float">
            <text:p>0.205488445378151</text:p>
          </table:table-cell>
          <table:table-cell office:value-type="float" office:value="201" calcext:value-type="float">
            <text:p>201</text:p>
          </table:table-cell>
          <table:table-cell table:formula="of:= [.$C$6]/[.F56]/64" office:value-type="float" office:value="0.121657338308458" calcext:value-type="float">
            <text:p>0.121657338308458</text:p>
          </table:table-cell>
          <table:table-cell office:value-type="float" office:value="117" calcext:value-type="float">
            <text:p>117</text:p>
          </table:table-cell>
          <table:table-cell table:formula="of:= [.$C$6]/[.H56]/64" office:value-type="float" office:value="0.209001068376068" calcext:value-type="float">
            <text:p>0.209001068376068</text:p>
          </table:table-cell>
          <table:table-cell office:value-type="float" office:value="286" calcext:value-type="float">
            <text:p>286</text:p>
          </table:table-cell>
          <table:table-cell table:formula="of:= [.$C$6]/[.J56]/64" office:value-type="float" office:value="0.0855004370629371" calcext:value-type="float">
            <text:p>0.085500437062937</text:p>
          </table:table-cell>
        </table:table-row>
        <table:table-row table:style-name="ro1">
          <table:table-cell/>
          <table:table-cell table:style-name="ce2"/>
          <table:table-cell/>
          <table:table-cell office:value-type="float" office:value="119" calcext:value-type="float">
            <text:p>119</text:p>
          </table:table-cell>
          <table:table-cell table:formula="of:= [.$C6]/[.D$57]/128" office:value-type="float" office:value="0.102744222689076" calcext:value-type="float">
            <text:p>0.102744222689076</text:p>
          </table:table-cell>
          <table:table-cell office:value-type="float" office:value="232" calcext:value-type="float">
            <text:p>232</text:p>
          </table:table-cell>
          <table:table-cell table:formula="of:= [.$C$6]/[.F57]/128" office:value-type="float" office:value="0.0527007004310345" calcext:value-type="float">
            <text:p>0.052700700431035</text:p>
          </table:table-cell>
          <table:table-cell office:value-type="float" office:value="117" calcext:value-type="float">
            <text:p>117</text:p>
          </table:table-cell>
          <table:table-cell table:formula="of:= [.$C$6]/[.H57]/128" office:value-type="float" office:value="0.104500534188034" calcext:value-type="float">
            <text:p>0.104500534188034</text:p>
          </table:table-cell>
          <table:table-cell office:value-type="float" office:value="226" calcext:value-type="float">
            <text:p>226</text:p>
          </table:table-cell>
          <table:table-cell table:formula="of:= [.$C$6]/[.J57]/128" office:value-type="float" office:value="0.0540998340707965" calcext:value-type="float">
            <text:p>0.054099834070797</text:p>
          </table:table-cell>
        </table:table-row>
        <table:table-row table:style-name="ro1">
          <table:table-cell/>
          <table:table-cell table:style-name="ce2"/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table:style-name="ce2"/>
          <table:table-cell/>
          <table:table-cell office:value-type="string" calcext:value-type="string">
            <text:p>circuit</text:p>
          </table:table-cell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table:style-name="ce2"/>
          <table:table-cell/>
          <table:table-cell office:value-type="string" calcext:value-type="string">
            <text:p>stl</text:p>
          </table:table-cell>
          <table:table-cell table:style-name="ce2"/>
          <table:table-cell office:value-type="string" calcext:value-type="string">
            <text:p>ff</text:p>
          </table:table-cell>
          <table:table-cell table:style-name="ce2"/>
          <table:table-cell office:value-type="string" calcext:value-type="string">
            <text:p>omp</text:p>
          </table:table-cell>
          <table:table-cell table:style-name="ce2"/>
          <table:table-cell office:value-type="string" calcext:value-type="string">
            <text:p>cilk</text:p>
          </table:table-cell>
          <table:table-cell table:style-name="ce2"/>
        </table:table-row>
        <table:table-row table:style-name="ro1">
          <table:table-cell/>
          <table:table-cell table:style-name="ce2"/>
          <table:table-cell/>
          <table:table-cell office:value-type="float" office:value="10323" calcext:value-type="float">
            <text:p>10323</text:p>
          </table:table-cell>
          <table:table-cell table:formula="of:= [.$C$6]/[.D61]/1" office:value-type="float" office:value="0.151603216119345" calcext:value-type="float">
            <text:p>0.151603216119345</text:p>
          </table:table-cell>
          <table:table-cell office:value-type="float" office:value="10416" calcext:value-type="float">
            <text:p>10416</text:p>
          </table:table-cell>
          <table:table-cell table:formula="of:= [.$C$6]/[.F61]/1" office:value-type="float" office:value="0.150249615975422" calcext:value-type="float">
            <text:p>0.150249615975422</text:p>
          </table:table-cell>
          <table:table-cell office:value-type="float" office:value="10340" calcext:value-type="float">
            <text:p>10340</text:p>
          </table:table-cell>
          <table:table-cell table:formula="of:= [.$C$6]/[.H61]/1" office:value-type="float" office:value="0.151353965183752" calcext:value-type="float">
            <text:p>0.151353965183752</text:p>
          </table:table-cell>
          <table:table-cell office:value-type="float" office:value="10631" calcext:value-type="float">
            <text:p>10631</text:p>
          </table:table-cell>
          <table:table-cell table:formula="of:= [.$C$6]/[.J61]/1" office:value-type="float" office:value="0.147210986736902" calcext:value-type="float">
            <text:p>0.147210986736902</text:p>
          </table:table-cell>
        </table:table-row>
        <table:table-row table:style-name="ro1">
          <table:table-cell/>
          <table:table-cell table:style-name="ce2"/>
          <table:table-cell/>
          <table:table-cell office:value-type="float" office:value="5415" calcext:value-type="float">
            <text:p>5415</text:p>
          </table:table-cell>
          <table:table-cell table:formula="of:= [.$C$6]/[.D62]/2" office:value-type="float" office:value="0.144506001846722" calcext:value-type="float">
            <text:p>0.144506001846722</text:p>
          </table:table-cell>
          <table:table-cell office:value-type="float" office:value="5718" calcext:value-type="float">
            <text:p>5718</text:p>
          </table:table-cell>
          <table:table-cell table:formula="of:= [.$C$6]/[.F62]/2" office:value-type="float" office:value="0.136848548443512" calcext:value-type="float">
            <text:p>0.136848548443512</text:p>
          </table:table-cell>
          <table:table-cell office:value-type="float" office:value="5362" calcext:value-type="float">
            <text:p>5362</text:p>
          </table:table-cell>
          <table:table-cell table:formula="of:= [.$C$6]/[.H62]/2" office:value-type="float" office:value="0.145934352853413" calcext:value-type="float">
            <text:p>0.145934352853413</text:p>
          </table:table-cell>
          <table:table-cell office:value-type="float" office:value="5515" calcext:value-type="float">
            <text:p>5515</text:p>
          </table:table-cell>
          <table:table-cell table:formula="of:= [.$C$6]/[.J62]/2" office:value-type="float" office:value="0.141885766092475" calcext:value-type="float">
            <text:p>0.141885766092475</text:p>
          </table:table-cell>
        </table:table-row>
        <table:table-row table:style-name="ro1">
          <table:table-cell/>
          <table:table-cell table:style-name="ce2"/>
          <table:table-cell/>
          <table:table-cell office:value-type="float" office:value="2810" calcext:value-type="float">
            <text:p>2810</text:p>
          </table:table-cell>
          <table:table-cell table:formula="of:= [.$C$6]/[.D63]/4" office:value-type="float" office:value="0.13923487544484" calcext:value-type="float">
            <text:p>0.13923487544484</text:p>
          </table:table-cell>
          <table:table-cell office:value-type="float" office:value="3058" calcext:value-type="float">
            <text:p>3058</text:p>
          </table:table-cell>
          <table:table-cell table:formula="of:= [.$C$6]/[.F63]/4" office:value-type="float" office:value="0.127943100065402" calcext:value-type="float">
            <text:p>0.127943100065402</text:p>
          </table:table-cell>
          <table:table-cell office:value-type="float" office:value="2887" calcext:value-type="float">
            <text:p>2887</text:p>
          </table:table-cell>
          <table:table-cell table:formula="of:= [.$C$6]/[.H63]/4" office:value-type="float" office:value="0.135521302390024" calcext:value-type="float">
            <text:p>0.135521302390024</text:p>
          </table:table-cell>
          <table:table-cell office:value-type="float" office:value="2834" calcext:value-type="float">
            <text:p>2834</text:p>
          </table:table-cell>
          <table:table-cell table:formula="of:= [.$C$6]/[.J63]/4" office:value-type="float" office:value="0.138055751587862" calcext:value-type="float">
            <text:p>0.138055751587862</text:p>
          </table:table-cell>
        </table:table-row>
        <table:table-row table:style-name="ro1">
          <table:table-cell/>
          <table:table-cell table:style-name="ce2"/>
          <table:table-cell/>
          <table:table-cell office:value-type="float" office:value="1553" calcext:value-type="float">
            <text:p>1553</text:p>
          </table:table-cell>
          <table:table-cell table:formula="of:= [.$C$6]/[.D64]/8" office:value-type="float" office:value="0.125965872504829" calcext:value-type="float">
            <text:p>0.125965872504829</text:p>
          </table:table-cell>
          <table:table-cell office:value-type="float" office:value="1677" calcext:value-type="float">
            <text:p>1677</text:p>
          </table:table-cell>
          <table:table-cell table:formula="of:= [.$C$6]/[.F64]/8" office:value-type="float" office:value="0.11665175909362" calcext:value-type="float">
            <text:p>0.11665175909362</text:p>
          </table:table-cell>
          <table:table-cell office:value-type="float" office:value="1514" calcext:value-type="float">
            <text:p>1514</text:p>
          </table:table-cell>
          <table:table-cell table:formula="of:= [.$C$6]/[.H64]/8" office:value-type="float" office:value="0.1292107001321" calcext:value-type="float">
            <text:p>0.1292107001321</text:p>
          </table:table-cell>
          <table:table-cell office:value-type="float" office:value="1717" calcext:value-type="float">
            <text:p>1717</text:p>
          </table:table-cell>
          <table:table-cell table:formula="of:= [.$C$6]/[.J64]/8" office:value-type="float" office:value="0.113934187536401" calcext:value-type="float">
            <text:p>0.113934187536401</text:p>
          </table:table-cell>
        </table:table-row>
        <table:table-row table:style-name="ro1">
          <table:table-cell/>
          <table:table-cell table:style-name="ce2"/>
          <table:table-cell/>
          <table:table-cell office:value-type="float" office:value="951" calcext:value-type="float">
            <text:p>951</text:p>
          </table:table-cell>
          <table:table-cell table:formula="of:= [.$C$6]/[.D65]/16" office:value-type="float" office:value="0.102852260778128" calcext:value-type="float">
            <text:p>0.102852260778128</text:p>
          </table:table-cell>
          <table:table-cell office:value-type="float" office:value="979" calcext:value-type="float">
            <text:p>979</text:p>
          </table:table-cell>
          <table:table-cell table:formula="of:= [.$C$6]/[.F65]/16" office:value-type="float" office:value="0.0999106230847804" calcext:value-type="float">
            <text:p>0.09991062308478</text:p>
          </table:table-cell>
          <table:table-cell office:value-type="float" office:value="891" calcext:value-type="float">
            <text:p>891</text:p>
          </table:table-cell>
          <table:table-cell table:formula="of:= [.$C$6]/[.H65]/16" office:value-type="float" office:value="0.109778338945006" calcext:value-type="float">
            <text:p>0.109778338945006</text:p>
          </table:table-cell>
          <table:table-cell office:value-type="float" office:value="1326" calcext:value-type="float">
            <text:p>1326</text:p>
          </table:table-cell>
          <table:table-cell table:formula="of:= [.$C$6]/[.J65]/16" office:value-type="float" office:value="0.0737650829562594" calcext:value-type="float">
            <text:p>0.07376508295626</text:p>
          </table:table-cell>
        </table:table-row>
        <table:table-row table:style-name="ro1">
          <table:table-cell/>
          <table:table-cell table:style-name="ce2"/>
          <table:table-cell/>
          <table:table-cell office:value-type="float" office:value="661" calcext:value-type="float">
            <text:p>661</text:p>
          </table:table-cell>
          <table:table-cell table:formula="of:= [.$C$6]/[.D66]/32" office:value-type="float" office:value="0.0739882753403933" calcext:value-type="float">
            <text:p>0.073988275340393</text:p>
          </table:table-cell>
          <table:table-cell office:value-type="float" office:value="644" calcext:value-type="float">
            <text:p>644</text:p>
          </table:table-cell>
          <table:table-cell table:formula="of:= [.$C$6]/[.F66]/32" office:value-type="float" office:value="0.0759413819875776" calcext:value-type="float">
            <text:p>0.075941381987578</text:p>
          </table:table-cell>
          <table:table-cell office:value-type="float" office:value="576" calcext:value-type="float">
            <text:p>576</text:p>
          </table:table-cell>
          <table:table-cell table:formula="of:= [.$C$6]/[.H66]/32" office:value-type="float" office:value="0.0849066840277778" calcext:value-type="float">
            <text:p>0.084906684027778</text:p>
          </table:table-cell>
          <table:table-cell office:value-type="float" office:value="845" calcext:value-type="float">
            <text:p>845</text:p>
          </table:table-cell>
          <table:table-cell table:formula="of:= [.$C$6]/[.J66]/32" office:value-type="float" office:value="0.0578772189349112" calcext:value-type="float">
            <text:p>0.057877218934911</text:p>
          </table:table-cell>
        </table:table-row>
        <table:table-row table:style-name="ro1">
          <table:table-cell/>
          <table:table-cell table:style-name="ce2"/>
          <table:table-cell/>
          <table:table-cell office:value-type="float" office:value="594" calcext:value-type="float">
            <text:p>594</text:p>
          </table:table-cell>
          <table:table-cell table:formula="of:= [.$C$6]/[.D67]/64" office:value-type="float" office:value="0.0411668771043771" calcext:value-type="float">
            <text:p>0.041166877104377</text:p>
          </table:table-cell>
          <table:table-cell office:value-type="float" office:value="574" calcext:value-type="float">
            <text:p>574</text:p>
          </table:table-cell>
          <table:table-cell table:formula="of:= [.$C$6]/[.F67]/64" office:value-type="float" office:value="0.0426012630662021" calcext:value-type="float">
            <text:p>0.042601263066202</text:p>
          </table:table-cell>
          <table:table-cell office:value-type="float" office:value="513" calcext:value-type="float">
            <text:p>513</text:p>
          </table:table-cell>
          <table:table-cell table:formula="of:= [.$C$6]/[.H67]/64" office:value-type="float" office:value="0.047666910331384" calcext:value-type="float">
            <text:p>0.047666910331384</text:p>
          </table:table-cell>
          <table:table-cell office:value-type="float" office:value="617" calcext:value-type="float">
            <text:p>617</text:p>
          </table:table-cell>
          <table:table-cell table:formula="of:= [.$C$6]/[.J67]/64" office:value-type="float" office:value="0.0396322933549433" calcext:value-type="float">
            <text:p>0.039632293354943</text:p>
          </table:table-cell>
        </table:table-row>
        <table:table-row table:style-name="ro1">
          <table:table-cell/>
          <table:table-cell table:style-name="ce2"/>
          <table:table-cell/>
          <table:table-cell office:value-type="float" office:value="723" calcext:value-type="float">
            <text:p>723</text:p>
          </table:table-cell>
          <table:table-cell table:formula="of:= [.$C$6]/[.D68]/128" office:value-type="float" office:value="0.0169108748271093" calcext:value-type="float">
            <text:p>0.016910874827109</text:p>
          </table:table-cell>
          <table:table-cell office:value-type="float" office:value="613" calcext:value-type="float">
            <text:p>613</text:p>
          </table:table-cell>
          <table:table-cell table:formula="of:= [.$C$6]/[.F68]/128" office:value-type="float" office:value="0.0199454526916803" calcext:value-type="float">
            <text:p>0.01994545269168</text:p>
          </table:table-cell>
          <table:table-cell office:value-type="float" office:value="486" calcext:value-type="float">
            <text:p>486</text:p>
          </table:table-cell>
          <table:table-cell table:formula="of:= [.$C$6]/[.H68]/128" office:value-type="float" office:value="0.0251575360082305" calcext:value-type="float">
            <text:p>0.025157536008231</text:p>
          </table:table-cell>
          <table:table-cell office:value-type="float" office:value="588" calcext:value-type="float">
            <text:p>588</text:p>
          </table:table-cell>
          <table:table-cell table:formula="of:= [.$C$6]/[.J68]/128" office:value-type="float" office:value="0.0207934736394558" calcext:value-type="float">
            <text:p>0.0207934736394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Noto Sans CJK JP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4T04:16:32.281948126</meta:creation-date>
    <dc:date>2018-11-04T05:24:20.551237607</dc:date>
    <meta:editing-duration>PT15M53S</meta:editing-duration>
    <meta:editing-cycles>3</meta:editing-cycles>
    <meta:generator>LibreOffice/6.1.2.1$Linux_X86_64 LibreOffice_project/10$Build-1</meta:generator>
    <meta:document-statistic meta:table-count="1" meta:cell-count="423" meta:object-count="0"/>
  </office:meta>
</office:document-meta>
</file>